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50000014D11A2408BA08A0304.png" manifest:media-type="image/png"/>
  <manifest:file-entry manifest:full-path="Pictures/100002010000050200000193813C2BC9DC7F2BB7.png" manifest:media-type="image/png"/>
  <manifest:file-entry manifest:full-path="Pictures/1000020100000152000000BC7863BBBDF9214696.png" manifest:media-type="image/png"/>
  <manifest:file-entry manifest:full-path="Pictures/100002010000025C000002AB819DDE4A78BB2693.png" manifest:media-type="image/png"/>
  <manifest:file-entry manifest:full-path="Pictures/100002010000018F0000011643AA44C16A4EAB87.png" manifest:media-type="image/png"/>
  <manifest:file-entry manifest:full-path="Pictures/10000201000002020000017373AC049795770625.png" manifest:media-type="image/png"/>
  <manifest:file-entry manifest:full-path="Pictures/10000201000002C0000000E96961183C68ADBA3A.png" manifest:media-type="image/png"/>
  <manifest:file-entry manifest:full-path="Pictures/100002010000022800000224F7A0CDDDE5755B6A.png" manifest:media-type="image/png"/>
  <manifest:file-entry manifest:full-path="Pictures/10000201000001C7000002761C1E75862355FF75.png" manifest:media-type="image/png"/>
  <manifest:file-entry manifest:full-path="Pictures/10000201000002250000020F7DA3F76E9B81C31B.png" manifest:media-type="image/png"/>
  <manifest:file-entry manifest:full-path="Pictures/1000020100000160000001C6A34AAB1C86C73C30.png" manifest:media-type="image/png"/>
  <manifest:file-entry manifest:full-path="Pictures/1000020100000290000001DC5C547B90F2D6BA61.png" manifest:media-type="image/png"/>
  <manifest:file-entry manifest:full-path="Pictures/1000020100000176000000BA76E3B57D1558FC18.png" manifest:media-type="image/png"/>
  <manifest:file-entry manifest:full-path="Pictures/1000020100000350000002B7EAFD7FCC7411E62A.png" manifest:media-type="image/png"/>
  <manifest:file-entry manifest:full-path="Pictures/10000201000001EE0000020837671EFD002A2D70.png" manifest:media-type="image/png"/>
  <manifest:file-entry manifest:full-path="Pictures/1000020100000345000002136002DC663DD048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7.62cm" svg:x="0cm" svg:y="0cm">
          <draw:image xlink:href="Pictures/100002010000050200000193813C2BC9DC7F2BB7.png" xlink:type="simple" xlink:show="embed" xlink:actuate="onLoad" loext:mime-type="image/png">
            <text:p/>
          </draw:image>
        </draw:frame>
        <draw:frame draw:style-name="gr1" draw:text-style-name="P1" draw:layer="layout" svg:width="10.557cm" svg:height="7.876cm" svg:x="0cm" svg:y="7.366cm">
          <draw:image xlink:href="Pictures/100002010000018F0000011643AA44C16A4EAB87.png" xlink:type="simple" xlink:show="embed" xlink:actuate="onLoad" loext:mime-type="image/png">
            <text:p/>
          </draw:image>
        </draw:frame>
        <draw:frame draw:style-name="gr1" draw:text-style-name="P1" draw:layer="layout" svg:width="14.538cm" svg:height="7.62cm" svg:x="13.208cm" svg:y="7.874cm">
          <draw:image xlink:href="Pictures/10000201000001950000014D11A2408BA08A03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954cm" svg:height="15.749cm" svg:x="0cm" svg:y="0.043cm">
          <draw:image xlink:href="Pictures/100002010000025C000002AB819DDE4A78BB2693.png" xlink:type="simple" xlink:show="embed" xlink:actuate="onLoad" loext:mime-type="image/png">
            <text:p/>
          </draw:image>
        </draw:frame>
        <draw:frame draw:style-name="gr1" draw:text-style-name="P1" draw:layer="layout" svg:width="8.943cm" svg:height="4.973cm" svg:x="16.457cm" svg:y="0.869cm">
          <draw:image xlink:href="Pictures/1000020100000152000000BC7863BBBDF92146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22cm" svg:height="15.75cm" svg:x="0cm" svg:y="0cm">
          <draw:image xlink:href="Pictures/10000201000002020000017373AC049795770625.png" xlink:type="simple" xlink:show="embed" xlink:actuate="onLoad" loext:mime-type="image/png">
            <text:p/>
          </draw:image>
        </draw:frame>
        <draw:frame draw:style-name="gr1" draw:text-style-name="P1" draw:layer="layout" svg:width="16.51cm" svg:height="15.748cm" svg:x="11.176cm" svg:y="0cm">
          <draw:image xlink:href="Pictures/10000201000002250000020F7DA3F76E9B81C3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13cm" svg:height="6.164cm" svg:x="1.778cm" svg:y="0.186cm">
          <draw:image xlink:href="Pictures/10000201000002C0000000E96961183C68ADBA3A.png" xlink:type="simple" xlink:show="embed" xlink:actuate="onLoad" loext:mime-type="image/png">
            <text:p/>
          </draw:image>
        </draw:frame>
        <draw:frame draw:style-name="gr1" draw:text-style-name="P1" draw:layer="layout" svg:width="11.373cm" svg:height="8.128cm" svg:x="8.128cm" svg:y="5.588cm">
          <draw:image xlink:href="Pictures/10000201000001C7000002761C1E75862355FF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056cm" svg:height="15.748cm" svg:x="-0.086cm" svg:y="0cm">
          <draw:image xlink:href="Pictures/1000020100000290000001DC5C547B90F2D6BA61.png" xlink:type="simple" xlink:show="embed" xlink:actuate="onLoad" loext:mime-type="image/png">
            <text:p/>
          </draw:image>
        </draw:frame>
        <draw:frame draw:style-name="gr1" draw:text-style-name="P1" draw:layer="layout" svg:width="9.895cm" svg:height="4.92cm" svg:x="14.997cm" svg:y="0.414cm">
          <draw:image xlink:href="Pictures/1000020100000176000000BA76E3B57D1558FC18.png" xlink:type="simple" xlink:show="embed" xlink:actuate="onLoad" loext:mime-type="image/png">
            <text:p/>
          </draw:image>
        </draw:frame>
        <draw:frame draw:style-name="gr1" draw:text-style-name="P1" draw:layer="layout" svg:width="9.313cm" svg:height="8.636cm" svg:x="15.325cm" svg:y="5.334cm">
          <draw:image xlink:href="Pictures/1000020100000160000001C6A34AAB1C86C73C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446cm" svg:height="14.224cm" svg:x="1.27cm" svg:y="0.508cm">
          <draw:image xlink:href="Pictures/1000020100000350000002B7EAFD7FCC7411E62A.png" xlink:type="simple" xlink:show="embed" xlink:actuate="onLoad" loext:mime-type="image/png">
            <text:p/>
          </draw:image>
        </draw:frame>
        <draw:frame draw:style-name="gr1" draw:text-style-name="P1" draw:layer="layout" svg:width="13.071cm" svg:height="13.759cm" svg:x="12.192cm" svg:y="0.973cm">
          <draw:image xlink:href="Pictures/10000201000001EE0000020837671EFD002A2D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2.537cm" svg:height="15.496cm" svg:x="0cm" svg:y="0.254cm">
          <draw:image xlink:href="Pictures/1000020100000345000002136002DC663DD048D5.png" xlink:type="simple" xlink:show="embed" xlink:actuate="onLoad" loext:mime-type="image/png">
            <text:p/>
          </draw:image>
        </draw:frame>
        <draw:frame draw:style-name="gr3" draw:text-style-name="P3" draw:layer="layout" svg:width="12.537cm" svg:height="15.496cm" svg:x="0cm" svg:y="0.254cm">
          <draw:image xlink:href="Pictures/1000020100000345000002136002DC663DD048D5.png" xlink:type="simple" xlink:show="embed" xlink:actuate="onLoad" loext:mime-type="image/png">
            <text:p/>
          </draw:image>
        </draw:frame>
        <draw:frame draw:style-name="gr3" draw:text-style-name="P3" draw:layer="layout" svg:width="15.3cm" svg:height="15.494cm" svg:x="12.7cm" svg:y="0.254cm">
          <draw:image xlink:href="Pictures/100002010000022800000224F7A0CDDDE5755B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1.2$Windows_X86_64 LibreOffice_project/4d224e95b98b138af42a64d84056446d09082932</meta:generator>
    <dc:date>2025-11-13T17:01:02.807000000</dc:date>
    <meta:editing-duration>PT5M10S</meta:editing-duration>
    <meta:editing-cycles>2</meta:editing-cycles>
    <meta:document-statistic meta:object-count="52"/>
  </office:meta>
</office:document-meta>
</file>